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textarea-horizontal-align="justify" draw:textarea-vertical-align="middle" draw:auto-grow-height="true" fo:min-height="1.02cm" fo:wrap-option="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marker-end="Arrowheads_20_1" draw:textarea-horizontal-align="center" draw:textarea-vertical-align="middle"/>
    </style:style>
    <style:style style:name="gr8" style:family="graphic" style:parent-style-name="standard">
      <style:graphic-properties draw:marker-start="Arrowheads_20_1" draw:marker-end="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marker-start="Arrowheads_20_1" draw:marker-end="Arrowheads_20_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82cm" svg:height="1.27cm" svg:x="0cm" svg:y="0.216cm">
          <draw:text-box>
            <text:p text:style-name="P1">Client Code</text:p>
          </draw:text-box>
        </draw:frame>
        <draw:frame draw:style-name="gr2" draw:text-style-name="P2" draw:layer="layout" svg:width="6.782cm" svg:height="0.965cm" svg:x="6.782cm" svg:y="0.216cm">
          <draw:text-box>
            <text:p text:style-name="P2">RPCService</text:p>
          </draw:text-box>
        </draw:frame>
        <draw:frame draw:style-name="gr2" draw:text-style-name="P2" draw:layer="layout" svg:width="6.782cm" svg:height="0.965cm" svg:x="13.538cm" svg:y="0.216cm">
          <draw:text-box>
            <text:p text:style-name="P2">Command Object</text:p>
          </draw:text-box>
        </draw:frame>
        <draw:custom-shape draw:style-name="gr3" draw:text-style-name="P4" xml:id="id1" draw:id="id1" draw:layer="layout" svg:width="4.445cm" svg:height="1.27cm" svg:x="1.118cm" svg:y="2.121cm">
          <text:p text:style-name="P3"><text:span text:style-name="T1">Create command 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445cm" svg:height="1.27cm" svg:x="1.118cm" svg:y="4.026cm">
          <text:p text:style-name="P1"><text:span text:style-name="T1">Call rpc.execute with the cm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341cm" svg:y1="3.391cm" svg:x2="3.341cm" svg:y2="4.026cm" draw:start-shape="id1" draw:start-glue-point="6" draw:end-shape="id2" draw:end-glue-point="4" svg:d="m3341 3391v635">
          <text:p/>
        </draw:connector>
        <draw:custom-shape draw:style-name="gr5" draw:text-style-name="P4" xml:id="id3" draw:id="id3" draw:layer="layout" svg:width="4.445cm" svg:height="1.27cm" svg:x="7.772cm" svg:y="4.026cm">
          <text:p text:style-name="P3"><text:span text:style-name="T1">Prepare XHR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4.445cm" svg:height="1.27cm" svg:x="14.453cm" svg:y="4.026cm">
          <text:p text:style-name="P1"><text:span text:style-name="T1">Provide data to RPC Serv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5.563cm" svg:y1="4.661cm" svg:x2="7.772cm" svg:y2="4.661cm" draw:start-shape="id2" draw:start-glue-point="7" draw:end-shape="id3" draw:end-glue-point="5" svg:d="m5563 4661h2209">
          <text:p text:style-name="P1"><text:span text:style-name="T2">execute()</text:span></text:p>
          <text:p text:style-name="P1"><text:span text:style-name="T2"/></text:p>
        </draw:connector>
        <draw:line draw:style-name="gr7" draw:text-style-name="P6" draw:layer="layout" svg:x1="12.217cm" svg:y1="4.153cm" svg:x2="14.452cm" svg:y2="4.128cm">
          <text:p text:style-name="P1"><text:span text:style-name="T2">getCommandID() <text:s text:c="6"/></text:span></text:p>
          <text:p text:style-name="P1"><text:span text:style-name="T2"/></text:p>
        </draw:line>
        <draw:line draw:style-name="gr8" draw:text-style-name="P6" draw:layer="layout" svg:x1="12.217cm" svg:y1="4.356cm" svg:x2="14.452cm" svg:y2="4.331cm">
          <text:p text:style-name="P1"><text:span text:style-name="T2"/></text:p>
          <text:p text:style-name="P1"><text:span text:style-name="T2">commandID</text:span></text:p>
        </draw:line>
        <draw:line draw:style-name="gr7" draw:text-style-name="P6" draw:layer="layout" svg:x1="12.217cm" svg:y1="4.94cm" svg:x2="14.452cm" svg:y2="4.915cm">
          <text:p text:style-name="P1"><text:span text:style-name="T2">getData()</text:span></text:p>
          <text:p text:style-name="P1"><text:span text:style-name="T2"/></text:p>
        </draw:line>
        <draw:line draw:style-name="gr8" draw:text-style-name="P6" draw:layer="layout" svg:x1="12.217cm" svg:y1="5.143cm" svg:x2="14.452cm" svg:y2="5.118cm">
          <text:p text:style-name="P1"><text:span text:style-name="T2"/></text:p>
          <text:p text:style-name="P1"><text:span text:style-name="T2">data</text:span></text:p>
        </draw:line>
        <draw:rect draw:style-name="gr9" draw:text-style-name="P5" xml:id="id4" draw:id="id4" draw:layer="layout" svg:width="4.445cm" svg:height="1.27cm" svg:x="7.798cm" svg:y="5.931cm">
          <text:p text:style-name="P1"><text:span text:style-name="T1">Execute XHR Request</text:span></text:p>
        </draw:rect>
        <draw:connector draw:style-name="gr4" draw:text-style-name="P1" draw:layer="layout" draw:type="line" svg:x1="9.995cm" svg:y1="5.296cm" svg:x2="10.02cm" svg:y2="5.931cm" draw:start-shape="id3" draw:start-glue-point="6" draw:end-shape="id4" draw:end-glue-point="0" svg:d="m9995 5296 25 635">
          <text:p/>
        </draw:connector>
        <draw:custom-shape draw:style-name="gr5" draw:text-style-name="P5" xml:id="id5" draw:id="id5" draw:layer="layout" svg:width="4.445cm" svg:height="1.27cm" svg:x="7.798cm" svg:y="7.836cm">
          <text:p text:style-name="P1"><text:span text:style-name="T1">Receive XHR 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2.54cm" svg:height="2.54cm" svg:x="8.76cm" svg:y="10.376cm">
          <text:p text:style-name="P1"><text:span text:style-name="T1">isSuc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0.021cm" svg:y1="9.106cm" svg:x2="10.03cm" svg:y2="10.376cm" draw:start-shape="id5" draw:start-glue-point="6" draw:end-shape="id6" draw:end-glue-point="4" svg:d="m10021 9106 9 1270">
          <text:p/>
        </draw:connector>
        <draw:custom-shape draw:style-name="gr5" draw:text-style-name="P5" xml:id="id7" draw:id="id7" draw:layer="layout" svg:width="4.445cm" svg:height="1.27cm" svg:x="14.453cm" svg:y="9.106cm">
          <text:p text:style-name="P1"><text:span text:style-name="T1">Process respons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1.3cm" svg:y1="11.646cm" svg:x2="14.453cm" svg:y2="9.741cm" draw:start-shape="id6" draw:start-glue-point="7" draw:end-shape="id7" draw:end-glue-point="5" svg:d="m11300 11646 3153-1905">
          <text:p text:style-name="P1"><text:span text:style-name="T3">true: onSuccess(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ustom-shape draw:style-name="gr6" draw:text-style-name="P5" xml:id="id8" draw:id="id8" draw:layer="layout" svg:width="4.445cm" svg:height="1.27cm" svg:x="14.453cm" svg:y="12.916cm">
          <text:p text:style-name="P1"><text:span text:style-name="T1">Process error status &amp; messa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1.3cm" svg:y1="11.646cm" svg:x2="14.453cm" svg:y2="13.551cm" draw:start-shape="id6" draw:start-glue-point="7" draw:end-shape="id8" draw:end-glue-point="5" svg:d="m11300 11646 3153 1905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false: onFailure()</text:span></text:p>
        </draw:connector>
        <draw:custom-shape draw:style-name="gr5" draw:text-style-name="P5" xml:id="id9" draw:id="id9" draw:layer="layout" svg:width="2.565cm" svg:height="2.54cm" svg:x="15.392cm" svg:y="15.456cm">
          <text:p text:style-name="P1"><text:span text:style-name="T1">isSuc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8.898cm" svg:y1="9.741cm" svg:x2="17.957cm" svg:y2="16.726cm" draw:start-shape="id7" draw:start-glue-point="7" draw:end-shape="id9" svg:d="m18898 9741h501v6985h-1442">
          <text:p/>
        </draw:connector>
        <draw:connector draw:style-name="gr4" draw:text-style-name="P1" draw:layer="layout" svg:x1="16.676cm" svg:y1="14.186cm" svg:x2="16.675cm" svg:y2="15.456cm" draw:start-shape="id8" draw:start-glue-point="6" draw:end-shape="id9" draw:end-glue-point="4" svg:d="m16676 14186v636h-1v634">
          <text:p/>
        </draw:connector>
        <draw:connector draw:style-name="gr9" draw:text-style-name="P7" draw:layer="layout" svg:x1="15.392cm" svg:y1="16.726cm" svg:x2="5.563cm" svg:y2="15.888cm" draw:start-shape="id9" draw:start-glue-point="5" draw:end-shape="id10" draw:end-glue-point="7" svg:d="m15392 16726h-4915v-838h-4914">
          <text:p text:style-name="P1"><text:span text:style-name="T3">true: onSuccess(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9" draw:text-style-name="P7" draw:layer="layout" svg:x1="15.392cm" svg:y1="16.726cm" svg:x2="5.563cm" svg:y2="17.564cm" draw:start-shape="id9" draw:start-glue-point="5" draw:end-shape="id11" draw:end-glue-point="7" svg:d="m15392 16726h-4915v838h-4914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false: onFailure()</text:span></text:p>
        </draw:connector>
        <draw:custom-shape draw:style-name="gr6" draw:text-style-name="P5" xml:id="id12" draw:id="id12" draw:layer="layout" svg:width="4.445cm" svg:height="1.27cm" svg:x="14.453cm" svg:y="2.121cm">
          <text:p text:style-name="P1"><text:span text:style-name="T1">Initial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7" draw:layer="layout" svg:x1="5.563cm" svg:y1="2.756cm" svg:x2="14.453cm" svg:y2="2.756cm" draw:start-shape="id1" draw:start-glue-point="7" draw:end-shape="id12" draw:end-glue-point="5" svg:d="m5563 2756h8890">
          <text:p text:style-name="P1"><text:span text:style-name="T3">Required: onSuccess, onFailure</text:span></text:p>
          <text:p text:style-name="P1"><text:span text:style-name="T3"/></text:p>
        </draw:connector>
        <draw:custom-shape draw:style-name="gr11" draw:text-style-name="P5" xml:id="id10" draw:id="id10" draw:layer="layout" svg:width="4.445cm" svg:height="1.27cm" svg:x="1.118cm" svg:y="15.253cm">
          <text:p text:style-name="P1"><text:span text:style-name="T1">Process response d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5" xml:id="id11" draw:id="id11" draw:layer="layout" svg:width="4.445cm" svg:height="1.27cm" svg:x="1.118cm" svg:y="16.929cm">
          <text:p text:style-name="P1"><text:span text:style-name="T1">Perform error handl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8.4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y Young</meta:initial-creator>
    <meta:creation-date>2011-04-24T00:52:44</meta:creation-date>
    <dc:date>2011-04-24T23:58:17</dc:date>
    <dc:creator>Jay Young</dc:creator>
    <meta:editing-duration>PT33M10S</meta:editing-duration>
    <meta:editing-cycles>5</meta:editing-cycles>
    <meta:generator>OpenOffice.org/3.3$Unix OpenOffice.org_project/330m20$Build-9567</meta:generator>
    <meta:document-statistic meta:object-count="31"/>
  </office:meta>
</office:document-meta>
</file>